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09cm" fo:margin-left="0cm" table:align="left"/>
    </style:style>
    <style:style style:name="Таблица1.A" style:family="table-column">
      <style:table-column-properties style:column-width="0.951cm"/>
    </style:style>
    <style:style style:name="Таблица1.B" style:family="table-column">
      <style:table-column-properties style:column-width="5.752cm"/>
    </style:style>
    <style:style style:name="Таблица1.C" style:family="table-column">
      <style:table-column-properties style:column-width="2.096cm"/>
    </style:style>
    <style:style style:name="Таблица1.D" style:family="table-column">
      <style:table-column-properties style:column-width="3.505cm"/>
    </style:style>
    <style:style style:name="Таблица1.E" style:family="table-column">
      <style:table-column-properties style:column-width="2.565cm"/>
    </style:style>
    <style:style style:name="Таблица1.F" style:family="table-column">
      <style:table-column-properties style:column-width="1.792cm"/>
    </style:style>
    <style:style style:name="Таблица1.G" style:family="table-column">
      <style:table-column-properties style:column-width="1.939cm"/>
    </style:style>
    <style:style style:name="Таблица1.H" style:family="table-column">
      <style:table-column-properties style:column-width="1.693cm"/>
    </style:style>
    <style:style style:name="Таблица1.I" style:family="table-column">
      <style:table-column-properties style:column-width="3.81cm"/>
    </style:style>
    <style:style style:name="Таблица1.J" style:family="table-column">
      <style:table-column-properties style:column-width="1.6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J1" style:family="table-cell">
      <style:table-cell-properties fo:padding="0.097cm" fo:border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3" style:family="table-row">
      <style:table-row-properties style:min-row-height="1.289cm"/>
    </style:style>
    <style:style style:name="Таблица1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J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 style:master-page-name="">
      <style:table-properties style:width="25.705cm" fo:margin-left="0.258cm" style:page-number="auto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5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7" style:family="paragraph" style:parent-style-name="Standard">
      <style:text-properties officeooo:paragraph-rsid="0008afdf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10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12" style:family="paragraph" style:parent-style-name="Table_20_Contents">
      <style:text-properties fo:font-weight="bold" officeooo:paragraph-rsid="0008afd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14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24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25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26" style:family="paragraph" style:parent-style-name="Footer">
      <style:paragraph-properties fo:text-align="center" style:justify-single-word="false"/>
      <style:text-properties officeooo:paragraph-rsid="0008afdf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08afdf" officeooo:paragraph-rsid="000c50f1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c50f1" officeooo:paragraph-rsid="000c50f1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05a551" officeooo:paragraph-rsid="000c50f1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05a551" officeooo:paragraph-rsid="000c50f1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0ed9ea" officeooo:paragraph-rsid="000c50f1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0ed9ea" officeooo:paragraph-rsid="0008afdf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0ed9ea" officeooo:paragraph-rsid="000c50f1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8afdf" officeooo:paragraph-rsid="0008afd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officeooo:rsid="00196541" officeooo:paragraph-rsid="000c50f1"/>
    </style:style>
    <style:style style:name="P41" style:family="paragraph" style:parent-style-name="Table_20_Contents">
      <style:paragraph-properties fo:text-align="center" style:justify-single-word="false"/>
      <style:text-properties officeooo:paragraph-rsid="000c50f1"/>
    </style:style>
    <style:style style:name="P42" style:family="paragraph" style:parent-style-name="Table_20_Contents">
      <style:paragraph-properties fo:text-align="start" style:justify-single-word="false"/>
      <style:text-properties officeooo:rsid="000ce7c2" officeooo:paragraph-rsid="000c50f1"/>
    </style:style>
    <style:style style:name="P43" style:family="paragraph" style:parent-style-name="Footer">
      <style:paragraph-properties fo:text-align="center" style:justify-single-word="false"/>
      <style:text-properties officeooo:paragraph-rsid="000c50f1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officeooo:paragraph-rsid="0008afdf"/>
    </style:style>
    <style:style style:name="P47" style:family="paragraph" style:parent-style-name="Standard">
      <style:text-properties officeooo:paragraph-rsid="0008afdf"/>
    </style:style>
    <style:style style:name="P48" style:family="paragraph" style:parent-style-name="Standard">
      <style:paragraph-properties fo:text-align="center" style:justify-single-word="false"/>
      <style:text-properties fo:font-size="8pt" officeooo:paragraph-rsid="000c50f1" style:font-size-asian="8pt" style:font-size-complex="8pt"/>
    </style:style>
    <style:style style:name="P49" style:family="paragraph" style:parent-style-name="Standard">
      <style:paragraph-properties fo:text-align="start" style:justify-single-word="false"/>
      <style:text-properties fo:font-size="8pt" officeooo:rsid="000ce7c2" officeooo:paragraph-rsid="000c50f1" style:font-size-asian="8pt" style:font-size-complex="8pt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text-indent="8.301cm" style:auto-text-indent="false" fo:background-color="transparent">
        <style:tab-stops>
          <style:tab-stop style:position="6.431cm"/>
        </style:tab-stops>
      </style:paragraph-properties>
      <style:text-properties officeooo:rsid="000ce7c2" officeooo:paragraph-rsid="000c50f1"/>
    </style:style>
    <style:style style:name="T1" style:family="text">
      <style:text-properties officeooo:rsid="000aa6fc"/>
    </style:style>
    <style:style style:name="T2" style:family="text">
      <style:text-properties officeooo:rsid="0008afdf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ce7c2"/>
    </style:style>
    <style:style style:name="T5" style:family="text">
      <style:text-properties officeooo:rsid="00092765"/>
    </style:style>
    <style:style style:name="T6" style:family="text">
      <style:text-properties officeooo:rsid="000c50f1"/>
    </style:style>
    <style:style style:name="T7" style:family="text">
      <style:text-properties officeooo:rsid="00196541"/>
    </style:style>
    <style:style style:name="T8" style:family="text">
      <style:text-properties officeooo:rsid="000ed9ea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>
          <table:table-cell table:style-name="Таблица1.A1" table:number-rows-spanned="2" office:value-type="string">
            <text:p text:style-name="P12">№</text:p>
            <text:p text:style-name="P12">п.п.</text:p>
          </table:table-cell>
          <table:table-cell table:style-name="Таблица1.A1" table:number-rows-spanned="2" office:value-type="string">
            <text:p text:style-name="P38">Основание для проверки</text:p>
          </table:table-cell>
          <table:table-cell table:style-name="Таблица1.A1" table:number-rows-spanned="2" office:value-type="string">
            <text:p text:style-name="P15">Вид проверки</text:p>
          </table:table-cell>
          <table:table-cell table:style-name="Таблица1.A1" table:number-rows-spanned="2" office:value-type="string">
            <text:p text:style-name="P12">Проверяемые</text:p>
            <text:p text:style-name="P10">структуры</text:p>
          </table:table-cell>
          <table:table-cell table:style-name="Таблица1.A1" table:number-rows-spanned="2" office:value-type="string">
            <text:p text:style-name="P14">Элементы проверки</text:p>
          </table:table-cell>
          <table:table-cell table:style-name="Таблица1.A1" table:number-columns-spanned="2" office:value-type="string">
            <text:p text:style-name="P9">Дата проверки</text:p>
          </table:table-cell>
          <table:covered-table-cell/>
          <table:table-cell table:style-name="Таблица1.A1" table:number-rows-spanned="2" office:value-type="string">
            <text:p text:style-name="P15">Факт дата начала</text:p>
          </table:table-cell>
          <table:table-cell table:style-name="Таблица1.A1" table:number-rows-spanned="2" office:value-type="string">
            <text:p text:style-name="P12">Председатель комиссии (старший группы)</text:p>
          </table:table-cell>
          <table:table-cell table:style-name="Таблица1.J1" table:number-rows-spanned="2" office:value-type="string">
            <text:p text:style-name="P16">Состав <text:span text:style-name="T5">к</text:span>омиссии <text:line-break/>(кол-во человек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9">Начало</text:p>
          </table:table-cell>
          <table:table-cell table:style-name="Таблица1.F2" office:value-type="string">
            <text:p text:style-name="P11">Конец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F2" office:value-type="string">
            <text:p text:style-name="P17">1.</text:p>
          </table:table-cell>
          <table:table-cell table:style-name="Таблица1.F2" office:value-type="string">
            <text:p text:style-name="P21">Указание КВВО</text:p>
            <text:p text:style-name="P21">от 00.00.00 No 000</text:p>
          </table:table-cell>
          <table:table-cell table:style-name="Таблица1.F2" office:value-type="string">
            <text:p text:style-name="P37">К</text:p>
          </table:table-cell>
          <table:table-cell table:style-name="Таблица1.F2" office:value-type="string">
            <text:p text:style-name="P19">Управление 00 А </text:p>
          </table:table-cell>
          <table:table-cell table:style-name="Таблица1.F2" office:value-type="string">
            <text:p text:style-name="P31">1,2,3,4,6</text:p>
          </table:table-cell>
          <table:table-cell table:style-name="Таблица1.F2" office:value-type="string">
            <text:p text:style-name="P17">00.00.00</text:p>
          </table:table-cell>
          <table:table-cell table:style-name="Таблица1.F2" office:value-type="string">
            <text:p text:style-name="P17">00.00.00</text:p>
          </table:table-cell>
          <table:table-cell table:style-name="Таблица1.F2" office:value-type="string">
            <text:p text:style-name="P18">00.00.00</text:p>
          </table:table-cell>
          <table:table-cell table:style-name="Таблица1.F2" office:value-type="string">
            <text:p text:style-name="P19">Должность,</text:p>
            <text:p text:style-name="P19">звание, Ф.И.О</text:p>
          </table:table-cell>
          <table:table-cell table:style-name="Таблица1.J3" office:value-type="string">
            <text:p text:style-name="P17">7</text:p>
          </table:table-cell>
        </table:table-row>
        <table:table-row table:style-name="Таблица1.3">
          <table:table-cell table:style-name="Таблица1.F2" office:value-type="string">
            <text:p text:style-name="P36">2.</text:p>
          </table:table-cell>
          <table:table-cell table:style-name="Таблица1.F2" office:value-type="string">
            <text:p text:style-name="P28">Указание КВВО</text:p>
            <text:p text:style-name="P21">от 00.00.00 No 000</text:p>
          </table:table-cell>
          <table:table-cell table:style-name="Таблица1.F2" office:value-type="string">
            <text:p text:style-name="P29">К</text:p>
          </table:table-cell>
          <table:table-cell table:style-name="Таблица1.F2" office:value-type="string">
            <text:p text:style-name="P19">000 мсбр 00 А</text:p>
          </table:table-cell>
          <table:table-cell table:style-name="Таблица1.F2" office:value-type="string">
            <text:p text:style-name="P31">1,2,3,4,6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1">Должность,</text:p>
            <text:p text:style-name="P19">звание, Ф.И.О</text:p>
          </table:table-cell>
          <table:table-cell table:style-name="Таблица1.J4" office:value-type="float" office:value="15">
            <text:p text:style-name="P36">15</text:p>
          </table:table-cell>
        </table:table-row>
        <table:table-row table:style-name="Таблица1.3">
          <table:table-cell table:style-name="Таблица1.F2" office:value-type="string">
            <text:p text:style-name="P36">3.</text:p>
          </table:table-cell>
          <table:table-cell table:style-name="Таблица1.F2" office:value-type="string">
            <text:p text:style-name="P28">Указание КВВО</text:p>
            <text:p text:style-name="P21">от 00.00.00 No 000</text:p>
          </table:table-cell>
          <table:table-cell table:style-name="Таблица1.F2" office:value-type="string">
            <text:p text:style-name="P29">К</text:p>
          </table:table-cell>
          <table:table-cell table:style-name="Таблица1.F2" office:value-type="string">
            <text:p text:style-name="P19">00 тбр 00 А</text:p>
          </table:table-cell>
          <table:table-cell table:style-name="Таблица1.F2" office:value-type="string">
            <text:p text:style-name="P31">1,2,3,4,6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1">Должность,</text:p>
            <text:p text:style-name="P19">звание, Ф.И.О</text:p>
          </table:table-cell>
          <table:table-cell table:style-name="Таблица1.J4" office:value-type="float" office:value="15">
            <text:p text:style-name="P36">15</text:p>
          </table:table-cell>
        </table:table-row>
        <table:table-row table:style-name="Таблица1.3">
          <table:table-cell table:style-name="Таблица1.F2" office:value-type="string">
            <text:p text:style-name="P36">4.</text:p>
          </table:table-cell>
          <table:table-cell table:style-name="Таблица1.F2" office:value-type="string">
            <text:p text:style-name="P28">Указание КВВО</text:p>
            <text:p text:style-name="P21">от 00.00.00 No 000</text:p>
          </table:table-cell>
          <table:table-cell table:style-name="Таблица1.F2" office:value-type="string">
            <text:p text:style-name="P37">В</text:p>
          </table:table-cell>
          <table:table-cell table:style-name="Таблица1.F2" office:value-type="string">
            <text:p text:style-name="P19">000 зрп 00 А</text:p>
          </table:table-cell>
          <table:table-cell table:style-name="Таблица1.F2" office:value-type="string">
            <text:p text:style-name="P31">1,2,3,4,6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4">00.00.00</text:p>
          </table:table-cell>
          <table:table-cell table:style-name="Таблица1.F2" office:value-type="string">
            <text:p text:style-name="P31">Должность,</text:p>
            <text:p text:style-name="P19">звание, Ф.И.О</text:p>
          </table:table-cell>
          <table:table-cell table:style-name="Таблица1.J4" office:value-type="float" office:value="8">
            <text:p text:style-name="P36">8</text:p>
          </table:table-cell>
        </table:table-row>
      </table:table>
      <text:p text:style-name="P7"/>
      <text:p text:style-name="P4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0">&lt;должность&gt;</text:p>
          </table:table-cell>
          <table:table-cell table:style-name="Таблица3.B1" office:value-type="string">
            <text:p text:style-name="P41"/>
          </table:table-cell>
          <table:table-cell table:style-name="Таблица3.A1" office:value-type="string">
            <text:p text:style-name="P42"><text:span text:style-name="T7">&lt;в/звание&gt;</text:span> <text:span text:style-name="T7">&lt;И. Фамилия&gt;</text:span> </text:p>
          </table:table-cell>
        </table:table-row>
        <table:table-row>
          <table:table-cell table:style-name="Таблица3.A1" office:value-type="string">
            <text:p text:style-name="P50"><text:span text:style-name="T3">(должность) </text:span></text:p>
          </table:table-cell>
          <table:table-cell table:style-name="Таблица3.A1" office:value-type="string">
            <text:p text:style-name="P48"><text:span text:style-name="T4">(</text:span>подпись<text:span text:style-name="T4">)</text:span></text:p>
          </table:table-cell>
          <table:table-cell table:style-name="Таблица3.A1" office:value-type="string">
            <text:p text:style-name="P49">(воинское звание, инициал имени, фамилия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MT1" style:family="text">
      <style:text-properties officeooo:rsid="000aa6fc"/>
    </style:style>
    <style:style style:name="MT2" style:family="text">
      <style:text-properties officeooo:rsid="000ed9ea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2<text:span text:style-name="MT1">г</text:span></text:p>
        <text:p text:style-name="MP2">Донесение </text:p>
        <text:p text:style-name="MP2">о начале <text:span text:style-name="MT2">проведения проверки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1-03-13T10:33:46.588549145</meta:creation-date>
    <dc:date>2021-07-30T15:41:33.127236828</dc:date>
    <meta:editing-duration>PT1H36M41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1" meta:paragraph-count="69" meta:word-count="123" meta:character-count="753" meta:non-whitespace-character-count="694"/>
  </office:meta>
</office:document-meta>
</file>